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86cm"/>
    </style:style>
    <style:style style:name="co4" style:family="table-column">
      <style:table-column-properties fo:break-before="auto" style:column-width="2.5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>
            <text:p>Where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Missiles</text:p>
          </table:table-cell>
          <table:table-cell table:style-name="ce1" office:value-type="string">
            <text:p>Super Missiles</text:p>
          </table:table-cell>
          <table:table-cell table:style-name="ce1" office:value-type="string">
            <text:p>Power Bombs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Entering Kraid's lair</text:p>
          </table:table-cell>
          <table:table-cell office:value-type="string">
            <text:p>~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Entering Crateria before rekt ship</text:p>
          </table:table-cell>
          <table:table-cell office:value-type="string">
            <text:p>~3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 text:c="2"/>4 (5 or don't open elevator door)</text:p>
          </table:table-cell>
          <table:table-cell table:number-columns-repeated="1019"/>
        </table:table-row>
        <table:table-row table:style-name="ro1">
          <table:table-cell office:value-type="string">
            <text:p>Leaving Wrecked ship*</text:p>
          </table:table-cell>
          <table:table-cell office:value-type="string">
            <text:p>~16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Entering Lower Norfair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Tourian after Metroids #1</text:p>
          </table:table-cell>
          <table:table-cell office:value-type="string">
            <text:p>~400**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ourian after Metroids #2</text:p>
          </table:table-cell>
          <table:table-cell office:value-type="string">
            <text:p>~400**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ourian after Metroids #3</text:p>
          </table:table-cell>
          <table:table-cell office:value-type="string">
            <text:p>~400**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Tourian after Metroids #4</text:p>
          </table:table-cell>
          <table:table-cell office:value-type="string">
            <text:p>~400**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* Gravsuit chamber costs ~90 hp for either runjump/shinespark</text:p>
          </table:table-cell>
          <table:table-cell table:number-columns-repeated="1023"/>
        </table:table-row>
        <table:table-row table:style-name="ro2">
          <table:table-cell office:value-type="string">
            <text:p>** Only for Metroid skip, 100 otherwise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0000-00-00</text:date>, <text:time style:data-style-name="N2" text:time-value="0000-00-00T10:39:11.55">?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8T09:27:16.56</meta:creation-date>
    <dc:date>2015-02-21T08:42:07.32</dc:date>
    <meta:editing-duration>PT8H17M45S</meta:editing-duration>
    <meta:editing-cycles>9</meta:editing-cycles>
    <meta:generator>LibreOffice/3.6$Windows_x86 LibreOffice_project/e29a214-2bbed72-0621de6-a97528c-8f066d</meta:generator>
    <meta:document-statistic meta:table-count="1" meta:cell-count="47" meta:object-count="0"/>
  </office:meta>
</office:document-meta>
</file>